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justify"/>
      <style:text-properties fo:font-family="'Times New Roman'" style:font-family-generic="roman" style:font-pitch="variable"/>
    </style:style>
    <style:style style:name="P4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2.032cm" svg:y="3.453cm">
          <draw:text-box>
            <text:p text:style-name="P1"><text:span text:style-name="T1">1</text:span></text:p>
          </draw:text-box>
        </draw:frame>
        <draw:frame draw:style-name="gr1" draw:text-style-name="P2" draw:layer="layout" svg:width="0.777cm" svg:height="0.758cm" svg:x="9.603cm" svg:y="8.146cm">
          <draw:text-box>
            <text:p text:style-name="P1"><text:span text:style-name="T1">O</text:span></text:p>
          </draw:text-box>
        </draw:frame>
        <draw:frame draw:style-name="gr1" draw:text-style-name="P2" draw:layer="layout" svg:width="2.14cm" svg:height="0.758cm" svg:x="3.516cm" svg:y="1.942cm">
          <draw:text-box>
            <text:p text:style-name="P1"><text:span text:style-name="T1">заговорил</text:span></text:p>
          </draw:text-box>
        </draw:frame>
        <draw:frame draw:style-name="gr1" draw:text-style-name="P4" draw:layer="layout" svg:width="12.423cm" svg:height="1.029cm" svg:x="1.217cm" svg:y="0.242cm">
          <draw:text-box>
            <text:p text:style-name="P3"><text:span text:style-name="T2">Что ж премьер заговорил без всякого повода о том, что суд присяжных, мол, </text:span></text:p>
            <text:p text:style-name="P3"><text:span text:style-name="T2">какой-то не такой? </text:span></text:p>
          </draw:text-box>
        </draw:frame>
        <draw:frame draw:style-name="gr1" draw:text-style-name="P2" draw:layer="layout" svg:width="0.777cm" svg:height="0.758cm" svg:x="1.315cm" svg:y="4.337cm">
          <draw:text-box>
            <text:p text:style-name="P1"><text:span text:style-name="T1">O</text:span></text:p>
          </draw:text-box>
        </draw:frame>
        <draw:line draw:style-name="gr2" draw:text-style-name="P1" draw:layer="layout" svg:x1="1.729cm" svg:y1="4.481cm" svg:x2="4.604cm" svg:y2="2.487cm">
          <text:p/>
        </draw:line>
        <draw:frame draw:style-name="gr1" draw:text-style-name="P2" draw:layer="layout" svg:width="0.769cm" svg:height="0.758cm" svg:x="3.492cm" svg:y="4.287cm">
          <draw:text-box>
            <text:p text:style-name="P1"><text:span text:style-name="T1">E</text:span></text:p>
          </draw:text-box>
        </draw:frame>
        <draw:line draw:style-name="gr2" draw:text-style-name="P1" draw:layer="layout" svg:x1="3.843cm" svg:y1="4.344cm" svg:x2="4.604cm" svg:y2="2.513cm">
          <text:p/>
        </draw:line>
        <draw:frame draw:style-name="gr1" draw:text-style-name="P2" draw:layer="layout" svg:width="0.769cm" svg:height="0.758cm" svg:x="6.086cm" svg:y="4.307cm">
          <draw:text-box>
            <text:p text:style-name="P1"><text:span text:style-name="T1">E</text:span></text:p>
          </draw:text-box>
        </draw:frame>
        <draw:line draw:style-name="gr2" draw:text-style-name="P1" draw:layer="layout" svg:x1="6.437cm" svg:y1="4.364cm" svg:x2="4.592cm" svg:y2="2.513cm">
          <text:p/>
        </draw:line>
        <draw:frame draw:style-name="gr1" draw:text-style-name="P2" draw:layer="layout" svg:width="0.769cm" svg:height="0.758cm" svg:x="8.887cm" svg:y="4.307cm">
          <draw:text-box>
            <text:p text:style-name="P1"><text:span text:style-name="T1">E</text:span></text:p>
          </draw:text-box>
        </draw:frame>
        <draw:line draw:style-name="gr2" draw:text-style-name="P1" draw:layer="layout" svg:x1="9.238cm" svg:y1="4.364cm" svg:x2="4.573cm" svg:y2="2.494cm">
          <text:p/>
        </draw:line>
        <draw:frame draw:style-name="gr1" draw:text-style-name="P2" draw:layer="layout" svg:width="1.895cm" svg:height="0.758cm" svg:x="0.816cm" svg:y="4.637cm">
          <draw:text-box>
            <text:p text:style-name="P1"><text:span text:style-name="T1">премьер</text:span></text:p>
          </draw:text-box>
        </draw:frame>
        <draw:frame draw:style-name="gr1" draw:text-style-name="P2" draw:layer="layout" svg:width="1.662cm" svg:height="0.758cm" svg:x="3.093cm" svg:y="4.587cm">
          <draw:text-box>
            <text:p text:style-name="P1"><text:span text:style-name="T1">? что ж</text:span></text:p>
          </draw:text-box>
        </draw:frame>
        <draw:line draw:style-name="gr2" draw:text-style-name="P1" draw:layer="layout" svg:x1="6.426cm" svg:y1="5.603cm" svg:x2="6.425cm" svg:y2="4.816cm">
          <text:p/>
        </draw:line>
        <draw:line draw:style-name="gr2" draw:text-style-name="P1" draw:layer="layout" svg:x1="6.425cm" svg:y1="5.604cm" svg:x2="6.205cm" svg:y2="5.816cm">
          <text:p/>
        </draw:line>
        <draw:line draw:style-name="gr2" draw:text-style-name="P1" draw:layer="layout" svg:x1="5.624cm" svg:y1="4.816cm" svg:x2="7.124cm" svg:y2="4.816cm">
          <text:p/>
        </draw:line>
        <draw:line draw:style-name="gr2" draw:text-style-name="P1" draw:layer="layout" svg:x1="7.124cm" svg:y1="4.817cm" svg:x2="7.219cm" svg:y2="4.703cm">
          <text:p/>
        </draw:line>
        <draw:line draw:style-name="gr2" draw:text-style-name="P1" draw:layer="layout" svg:x1="5.533cm" svg:y1="4.929cm" svg:x2="5.628cm" svg:y2="4.815cm">
          <text:p/>
        </draw:line>
        <draw:frame draw:style-name="gr1" draw:text-style-name="P2" draw:layer="layout" svg:width="1.459cm" svg:height="0.758cm" svg:x="6.218cm" svg:y="5.121cm">
          <draw:text-box>
            <text:p text:style-name="P1"><text:span text:style-name="T1">повод</text:span></text:p>
          </draw:text-box>
        </draw:frame>
        <draw:frame draw:style-name="gr3" draw:text-style-name="P6" draw:layer="layout" svg:width="1.048cm" svg:height="0.645cm" svg:x="5.537cm" svg:y="4.85cm">
          <draw:text-box>
            <text:p text:style-name="P5"><text:span text:style-name="T1">без</text:span></text:p>
          </draw:text-box>
        </draw:frame>
        <draw:frame draw:style-name="gr1" draw:text-style-name="P2" draw:layer="layout" svg:width="0.777cm" svg:height="0.758cm" svg:x="6.302cm" svg:y="4.829cm">
          <draw:text-box>
            <text:p text:style-name="P1"><text:span text:style-name="T1">O</text:span></text:p>
          </draw:text-box>
        </draw:frame>
        <draw:frame draw:style-name="gr3" draw:text-style-name="P6" draw:layer="layout" svg:width="1cm" svg:height="0.645cm" svg:x="5.737cm" svg:y="5.151cm">
          <draw:text-box>
            <text:p text:style-name="P5"><text:span text:style-name="T1">-а</text:span></text:p>
          </draw:text-box>
        </draw:frame>
        <draw:frame draw:style-name="gr1" draw:text-style-name="P2" draw:layer="layout" svg:width="0.769cm" svg:height="0.758cm" svg:x="6.36cm" svg:y="6.068cm">
          <draw:text-box>
            <text:p text:style-name="P1"><text:span text:style-name="T1">A</text:span></text:p>
          </draw:text-box>
        </draw:frame>
        <draw:line draw:style-name="gr2" draw:text-style-name="P1" draw:layer="layout" svg:x1="6.726cm" svg:y1="6.187cm" svg:x2="6.718cm" svg:y2="5.65cm">
          <text:p/>
        </draw:line>
        <draw:frame draw:style-name="gr1" draw:text-style-name="P2" draw:layer="layout" svg:width="1.717cm" svg:height="0.758cm" svg:x="5.861cm" svg:y="6.368cm">
          <draw:text-box>
            <text:p text:style-name="P1"><text:span text:style-name="T1">всякого</text:span></text:p>
          </draw:text-box>
        </draw:frame>
        <draw:line draw:style-name="gr2" draw:text-style-name="P1" draw:layer="layout" svg:x1="9.265cm" svg:y1="5.603cm" svg:x2="9.264cm" svg:y2="4.816cm">
          <text:p/>
        </draw:line>
        <draw:line draw:style-name="gr2" draw:text-style-name="P1" draw:layer="layout" svg:x1="9.264cm" svg:y1="5.604cm" svg:x2="9.044cm" svg:y2="5.816cm">
          <text:p/>
        </draw:line>
        <draw:line draw:style-name="gr2" draw:text-style-name="P1" draw:layer="layout" svg:x1="8.463cm" svg:y1="4.816cm" svg:x2="9.963cm" svg:y2="4.816cm">
          <text:p/>
        </draw:line>
        <draw:line draw:style-name="gr2" draw:text-style-name="P1" draw:layer="layout" svg:x1="9.963cm" svg:y1="4.817cm" svg:x2="10.058cm" svg:y2="4.703cm">
          <text:p/>
        </draw:line>
        <draw:line draw:style-name="gr2" draw:text-style-name="P1" draw:layer="layout" svg:x1="8.372cm" svg:y1="4.929cm" svg:x2="8.467cm" svg:y2="4.815cm">
          <text:p/>
        </draw:line>
        <draw:frame draw:style-name="gr1" draw:text-style-name="P2" draw:layer="layout" svg:width="0.853cm" svg:height="0.758cm" svg:x="9.057cm" svg:y="5.121cm">
          <draw:text-box>
            <text:p text:style-name="P1"><text:span text:style-name="T1">то</text:span></text:p>
          </draw:text-box>
        </draw:frame>
        <draw:frame draw:style-name="gr3" draw:text-style-name="P6" draw:layer="layout" svg:width="1cm" svg:height="0.645cm" svg:x="8.676cm" svg:y="4.85cm">
          <draw:text-box>
            <text:p text:style-name="P5"><text:span text:style-name="T1">о</text:span></text:p>
          </draw:text-box>
        </draw:frame>
        <draw:frame draw:style-name="gr1" draw:text-style-name="P2" draw:layer="layout" svg:width="0.777cm" svg:height="0.758cm" svg:x="9.141cm" svg:y="4.829cm">
          <draw:text-box>
            <text:p text:style-name="P1"><text:span text:style-name="T1">O</text:span></text:p>
          </draw:text-box>
        </draw:frame>
        <draw:frame draw:style-name="gr3" draw:text-style-name="P6" draw:layer="layout" svg:width="1cm" svg:height="0.645cm" svg:x="8.576cm" svg:y="5.151cm">
          <draw:text-box>
            <text:p text:style-name="P5"><text:span text:style-name="T1">-м</text:span></text:p>
          </draw:text-box>
        </draw:frame>
        <draw:frame draw:style-name="gr1" draw:text-style-name="P2" draw:layer="layout" svg:width="0.769cm" svg:height="0.758cm" svg:x="9.165cm" svg:y="6.087cm">
          <draw:text-box>
            <text:p text:style-name="P1"><text:span text:style-name="T1">A</text:span></text:p>
          </draw:text-box>
        </draw:frame>
        <draw:line draw:style-name="gr2" draw:text-style-name="P1" draw:layer="layout" svg:x1="9.531cm" svg:y1="6.206cm" svg:x2="9.523cm" svg:y2="5.669cm">
          <text:p/>
        </draw:line>
        <draw:line draw:style-name="gr2" draw:text-style-name="P1" draw:layer="layout" svg:x1="9.607cm" svg:y1="7.502cm" svg:x2="9.606cm" svg:y2="6.715cm">
          <text:p/>
        </draw:line>
        <draw:line draw:style-name="gr2" draw:text-style-name="P1" draw:layer="layout" svg:x1="9.606cm" svg:y1="7.503cm" svg:x2="9.386cm" svg:y2="7.715cm">
          <text:p/>
        </draw:line>
        <draw:line draw:style-name="gr2" draw:text-style-name="P1" draw:layer="layout" svg:x1="8.805cm" svg:y1="6.715cm" svg:x2="10.305cm" svg:y2="6.715cm">
          <text:p/>
        </draw:line>
        <draw:line draw:style-name="gr2" draw:text-style-name="P1" draw:layer="layout" svg:x1="10.305cm" svg:y1="6.716cm" svg:x2="10.4cm" svg:y2="6.602cm">
          <text:p/>
        </draw:line>
        <draw:line draw:style-name="gr2" draw:text-style-name="P1" draw:layer="layout" svg:x1="8.714cm" svg:y1="6.828cm" svg:x2="8.809cm" svg:y2="6.714cm">
          <text:p/>
        </draw:line>
        <draw:line draw:style-name="gr2" draw:text-style-name="P1" draw:layer="layout" svg:x1="9.105cm" svg:y1="6.615cm" svg:x2="10.052cm" svg:y2="6.617cm">
          <text:p/>
        </draw:line>
        <draw:frame draw:style-name="gr1" draw:text-style-name="P2" draw:layer="layout" svg:width="1.776cm" svg:height="0.758cm" svg:x="8.89cm" svg:y="8.564cm">
          <draw:text-box>
            <text:p text:style-name="P1"><text:span text:style-name="T1">мол суд</text:span></text:p>
          </draw:text-box>
        </draw:frame>
        <draw:frame draw:style-name="gr1" draw:text-style-name="P2" draw:layer="layout" svg:width="1.035cm" svg:height="0.758cm" svg:x="8.703cm" svg:y="6.901cm">
          <draw:text-box>
            <text:p text:style-name="P1"><text:span text:style-name="T1">что</text:span></text:p>
          </draw:text-box>
        </draw:frame>
        <draw:frame draw:style-name="gr1" draw:text-style-name="P2" draw:layer="layout" svg:width="0.769cm" svg:height="0.758cm" svg:x="7.229cm" svg:y="9.877cm">
          <draw:text-box>
            <text:p text:style-name="P1"><text:span text:style-name="T1">A</text:span></text:p>
          </draw:text-box>
        </draw:frame>
        <draw:line draw:style-name="gr2" draw:text-style-name="P1" draw:layer="layout" svg:x1="7.638cm" svg:y1="9.996cm" svg:x2="9.979cm" svg:y2="9.106cm">
          <text:p/>
        </draw:line>
        <draw:frame draw:style-name="gr1" draw:text-style-name="P2" draw:layer="layout" svg:width="0.769cm" svg:height="0.758cm" svg:x="9.612cm" svg:y="6.726cm">
          <draw:text-box>
            <text:p text:style-name="P1"><text:span text:style-name="T1">A</text:span></text:p>
          </draw:text-box>
        </draw:frame>
        <draw:line draw:style-name="gr2" draw:text-style-name="P1" draw:layer="layout" svg:x1="9.988cm" svg:y1="8.246cm" svg:x2="9.987cm" svg:y2="7.54cm">
          <text:p/>
        </draw:line>
        <draw:frame draw:style-name="gr1" draw:text-style-name="P2" draw:layer="layout" svg:width="0.769cm" svg:height="0.758cm" svg:x="11.482cm" svg:y="9.991cm">
          <draw:text-box>
            <text:p text:style-name="P1"><text:span text:style-name="T1">A</text:span></text:p>
          </draw:text-box>
        </draw:frame>
        <draw:line draw:style-name="gr2" draw:text-style-name="P1" draw:layer="layout" svg:x1="11.743cm" svg:y1="9.966cm" svg:x2="9.957cm" svg:y2="9.106cm">
          <text:p/>
        </draw:line>
        <draw:line draw:style-name="gr2" draw:text-style-name="P1" draw:layer="layout" svg:x1="6.838cm" svg:y1="10.419cm" svg:x2="8.338cm" svg:y2="10.419cm">
          <text:p/>
        </draw:line>
        <draw:line draw:style-name="gr2" draw:text-style-name="P1" draw:layer="layout" svg:x1="7.639cm" svg:y1="11.206cm" svg:x2="7.638cm" svg:y2="10.419cm">
          <text:p/>
        </draw:line>
        <draw:line draw:style-name="gr2" draw:text-style-name="P1" draw:layer="layout" svg:x1="7.858cm" svg:y1="11.419cm" svg:x2="7.638cm" svg:y2="11.207cm">
          <text:p/>
        </draw:line>
        <draw:line draw:style-name="gr2" draw:text-style-name="P1" draw:layer="layout" svg:x1="8.338cm" svg:y1="10.42cm" svg:x2="8.433cm" svg:y2="10.306cm">
          <text:p/>
        </draw:line>
        <draw:line draw:style-name="gr2" draw:text-style-name="P1" draw:layer="layout" svg:x1="6.747cm" svg:y1="10.532cm" svg:x2="6.842cm" svg:y2="10.418cm">
          <text:p/>
        </draw:line>
        <draw:frame draw:style-name="gr1" draw:text-style-name="P2" draw:layer="layout" svg:width="2.331cm" svg:height="0.758cm" svg:x="5.434cm" svg:y="10.785cm">
          <draw:text-box>
            <text:p text:style-name="P1"><text:span text:style-name="T1">присяжные</text:span></text:p>
          </draw:text-box>
        </draw:frame>
        <draw:frame draw:style-name="gr3" draw:text-style-name="P6" draw:layer="layout" svg:width="1.052cm" svg:height="0.645cm" svg:x="7.544cm" svg:y="10.68cm">
          <draw:text-box>
            <text:p text:style-name="P5"><text:span text:style-name="T1">-ых</text:span></text:p>
          </draw:text-box>
        </draw:frame>
        <draw:frame draw:style-name="gr1" draw:text-style-name="P2" draw:layer="layout" svg:width="0.777cm" svg:height="0.758cm" svg:x="7.002cm" svg:y="10.458cm">
          <draw:text-box>
            <text:p text:style-name="P1"><text:span text:style-name="T1">O</text:span></text:p>
          </draw:text-box>
        </draw:frame>
        <draw:frame draw:style-name="gr1" draw:text-style-name="P2" draw:layer="layout" svg:width="1.874cm" svg:height="0.758cm" svg:x="10.883cm" svg:y="10.291cm">
          <draw:text-box>
            <text:p text:style-name="P1"><text:span text:style-name="T1">какой-то</text:span></text:p>
          </draw:text-box>
        </draw:frame>
        <draw:frame draw:style-name="gr1" draw:text-style-name="P2" draw:layer="layout" svg:width="1.886cm" svg:height="0.758cm" svg:x="9.472cm" svg:y="7.04cm">
          <draw:text-box>
            <text:p text:style-name="P1"><text:span text:style-name="T1">не такой</text:span></text:p>
          </draw:text-box>
        </draw:frame>
        <draw:path draw:style-name="gr4" draw:text-style-name="P1" draw:layer="layout" svg:width="6.452cm" svg:height="6.18cm" draw:transform="skewX (-5.23082490822504E-017) rotate (-2.56895012601116) translate (12.832cm 12.012cm)" svg:viewBox="0 0 6453 6181" svg:d="m895-27917c9570 0 3878-3135 3878-3135l-4773-3046">
          <text:p/>
        </draw:path>
        <draw:path draw:style-name="gr4" draw:text-style-name="P1" draw:layer="layout" svg:width="2.359cm" svg:height="5.888cm" draw:transform="rotate (0.0066322511575772) translate (10.873cm 6.135cm)" svg:viewBox="0 0 2360 5889" svg:d="m1923 18303c1654 0-1923-5889-1923-5889">
          <text:p/>
        </draw:path>
        <draw:path draw:style-name="gr4" draw:text-style-name="P1" draw:layer="layout" svg:width="1.154cm" svg:height="0.595cm" draw:transform="rotate (2.12092410702311) translate (10.3608574721784cm 6.44163417774154cm)" svg:viewBox="0 0 1155 596" svg:d="m0 11525c710 0 1021-421 1021-421l134-175">
          <text:p/>
        </draw:path>
        <draw:frame draw:style-name="gr1" draw:text-style-name="P2" draw:layer="layout" svg:width="0.769cm" svg:height="0.758cm" svg:x="9.51cm" svg:y="7.602cm">
          <draw:text-box>
            <text:p text:style-name="P1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20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39:15</dc:date>
    <dc:creator>artur </dc:creator>
    <meta:editing-duration>PT15H17M23S</meta:editing-duration>
    <meta:editing-cycles>55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5"/>
  </office:meta>
</office:document-meta>
</file>